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Action gerçekleştiğinde hedef kullanıcıya notification ekler */</text:p>
      <text:p text:style-name="Standard">CREATE OR REPLACE TRIGGER ACTION_Insert_After AFTER INSERT ON ACTION</text:p>
      <text:p text:style-name="Standard">FOR EACH ROW</text:p>
      <text:p text:style-name="Standard">DECLARE Notification_Owner INTEGER := 0;</text:p>
      <text:p text:style-name="Standard">BEGIN</text:p>
      <text:p text:style-name="Standard">SELECT CreatorId INTO Notification_Owner</text:p>
      <text:p text:style-name="Standard">FROM CREATOR</text:p>
      <text:p text:style-name="Standard">WHERE CREATOR.EffectedId = :NEW.DestinationId;</text:p>
      <text:p text:style-name="Standard">INSERT INTO CREATOR_NOTIFICATION</text:p>
      <text:p text:style-name="Standard"><text:s text:c="2"/>VALUES</text:p>
      <text:p text:style-name="Standard"><text:tab/>(Notification_Owner,:NEW.ActionId,:NEW.ActionType);</text:p>
      <text:p text:style-name="Standard">END;</text:p>
      <text:p text:style-name="Standard">/</text:p>
      <text:p text:style-name="Standard">/* Kullanıcı eklendiğinde yeni CREATOR ekler */</text:p>
      <text:p text:style-name="Standard">CREATE OR REPLACE TRIGGER FACEBOOK_USER_insert BEFORE INSERT ON FACEBOOK_USER</text:p>
      <text:p text:style-name="Standard">FOR EACH ROW</text:p>
      <text:p text:style-name="Standard">BEGIN</text:p>
      <text:p text:style-name="Standard"><text:s text:c="2"/>INSERT INTO CREATOR</text:p>
      <text:p text:style-name="Standard"><text:s text:c="2"/>VALUES(:NEW.CreatorId,Effected_Seq.NEXTVAL);</text:p>
      <text:p text:style-name="Standard">END;</text:p>
      <text:p text:style-name="Standard">/ </text:p>
      <text:p text:style-name="Standard">/* Creator eklendiğinde effected oluşturur */</text:p>
      <text:p text:style-name="Standard">CREATE OR REPLACE TRIGGER CREATOR_insert BEFORE INSERT ON CREATOR</text:p>
      <text:p text:style-name="Standard">FOR EACH ROW</text:p>
      <text:p text:style-name="Standard">BEGIN</text:p>
      <text:p text:style-name="Standard"><text:s text:c="2"/>INSERT INTO EFFECTED</text:p>
      <text:p text:style-name="Standard"><text:s text:c="2"/>VALUES(Effected_Seq.CURRVAL);</text:p>
      <text:p text:style-name="Standard">END;</text:p>
      <text:p text:style-name="Standard">/</text:p>
      <text:p text:style-name="Standard">/* Community eklendiğinde alt sınıfın tablosuna veri ekler ve default olarak mail sahasına kullanıcının mail adresini ekler. */</text:p>
      <text:p text:style-name="Standard">CREATE OR REPLACE TRIGGER COMMUNITY_insert AFTER INSERT ON COMMUNITY</text:p>
      <text:p text:style-name="Standard">FOR EACH ROW</text:p>
      <text:p text:style-name="Standard">DECLARE mail VARCHAR2(50) := 0;</text:p>
      <text:p text:style-name="Standard">BEGIN</text:p>
      <text:p text:style-name="Standard"><text:s text:c="2"/>INSERT INTO CREATOR</text:p>
      <text:p text:style-name="Standard"><text:s text:c="2"/>VALUES(:NEW.CreatorId,Effected_Seq.NEXTVAL);</text:p>
      <text:p text:style-name="Standard"><text:s text:c="2"/>IF :NEW.CommunityType = 'GROUP' THEN</text:p>
      <text:p text:style-name="Standard"><text:tab/>INSERT INTO GROUP_FACEBOOK</text:p>
      <text:p text:style-name="Standard"><text:tab/>VALUES(:NEW.CommunityId,:NEW.UserId);</text:p>
      <text:p text:style-name="Standard"><text:s text:c="2"/>ELSE</text:p>
      <text:p text:style-name="Standard"><text:s/></text:p>
      <text:p text:style-name="Standard"><text:s text:c="2"/>SELECT FACEBOOK_USER.Email INTO mail</text:p>
      <text:p text:style-name="Standard"><text:s text:c="2"/>FROM FACEBOOK_USER</text:p>
      <text:p text:style-name="Standard"><text:s text:c="2"/>WHERE FACEBOOK_USER.UserId = :NEW.UserId;</text:p>
      <text:p text:style-name="Standard"><text:s text:c="2"/>INSERT INTO PAGE</text:p>
      <text:p text:style-name="Standard"><text:tab/><text:soft-page-break/>VALUES(:NEW.CommunityId,:NEW.UserId,NULL,NULL,mail,NULL,NULL,NULL,NULL);</text:p>
      <text:p text:style-name="Standard"><text:s text:c="2"/>END IF;</text:p>
      <text:p text:style-name="Standard">END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8" meta:word-count="161" meta:character-count="1410"/>
    <dc:date>2018-12-26T17:19:52.07</dc:date>
    <dc:creator>Atakan Cetin</dc:creator>
    <meta:generator>OpenOffice/4.1.6$Win32 OpenOffice.org_project/416m1$Build-9790</meta:generator>
  </office:meta>
</office:document-meta>
</file>